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acheCatalogResolver.parseCatalog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acheCatalogResolver.setXMLCatalog( XMLCatalog xml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CatalogResolver.addURIEntry( String uri , String altURI , URL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acheCatalogResolver.addPublicEntry( String publicid , String systemid , URL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